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b9bd" officeooo:paragraph-rsid="0018b9bd"/>
    </style:style>
    <style:style style:name="P2" style:family="paragraph" style:parent-style-name="Standard">
      <style:paragraph-properties fo:text-align="start" style:justify-single-word="false"/>
      <style:text-properties officeooo:rsid="0018b9bd" officeooo:paragraph-rsid="0018b9b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8b9bd" officeooo:paragraph-rsid="0018b9b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ab2d7" officeooo:paragraph-rsid="001ab2d7"/>
    </style:style>
    <style:style style:name="P5" style:family="paragraph" style:parent-style-name="Standard">
      <style:paragraph-properties fo:text-align="start" style:justify-single-word="false"/>
      <style:text-properties officeooo:rsid="001bbada" officeooo:paragraph-rsid="001bbada"/>
    </style:style>
    <style:style style:name="P6" style:family="paragraph" style:parent-style-name="Standard">
      <style:paragraph-properties fo:text-align="start" style:justify-single-word="false"/>
      <style:text-properties fo:font-style="italic" officeooo:rsid="001f23e5" officeooo:paragraph-rsid="001f23e5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officeooo:rsid="0033ab35" officeooo:paragraph-rsid="0033ab35"/>
    </style:style>
    <style:style style:name="T1" style:family="text">
      <style:text-properties officeooo:rsid="001bbada"/>
    </style:style>
    <style:style style:name="T2" style:family="text">
      <style:text-properties officeooo:rsid="001e56cb"/>
    </style:style>
    <style:style style:name="T3" style:family="text">
      <style:text-properties officeooo:rsid="00228dfa"/>
    </style:style>
    <style:style style:name="T4" style:family="text">
      <style:text-properties officeooo:rsid="0025a31f"/>
    </style:style>
    <style:style style:name="T5" style:family="text">
      <style:text-properties officeooo:rsid="002613b9"/>
    </style:style>
    <style:style style:name="T6" style:family="text">
      <style:text-properties officeooo:rsid="00262198"/>
    </style:style>
    <style:style style:name="T7" style:family="text">
      <style:text-properties officeooo:rsid="00270d75"/>
    </style:style>
    <style:style style:name="T8" style:family="text">
      <style:text-properties officeooo:rsid="00277d6f"/>
    </style:style>
    <style:style style:name="T9" style:family="text">
      <style:text-properties officeooo:rsid="002c235f"/>
    </style:style>
    <style:style style:name="T10" style:family="text">
      <style:text-properties officeooo:rsid="002c7854"/>
    </style:style>
    <style:style style:name="T11" style:family="text">
      <style:text-properties officeooo:rsid="002e631e"/>
    </style:style>
    <style:style style:name="T12" style:family="text">
      <style:text-properties officeooo:rsid="002fcf0b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  <style:style style:name="T15" style:family="text">
      <style:text-properties officeooo:rsid="0034e4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amétrisation Optirrig pour couplage sur prairies et grandes cultures</text:p>
      <text:p text:style-name="P1"/>
      <text:p text:style-name="P2">Temps de simulation qui couvre tous les cycles culturaux ainsi que la campagne d’irrigation :</text:p>
      <text:p text:style-name="P2">365 jours du 15 octobre 2016 au 15 octobre 2017.</text:p>
      <text:p text:style-name="P2"/>
      <text:p text:style-name="P2">Simulation non couplée du 15 octobre 2016 <text:span text:style-name="T15">(DOY = 1) </text:span>au 1 mai 2017, puis couplée ensuite <text:span text:style-name="T15">jusqu’au 15 octobre 2017 (DOY = 365)</text:span>.</text:p>
      <text:p text:style-name="P2"/>
      <text:p text:style-name="P7">1<text:span text:style-name="T13">er</text:span> mai 2017 = DOY 198 (77 + 121)</text:p>
      <text:p text:style-name="P7">20 avril 2017 = semis maïs grain</text:p>
      <text:p text:style-name="P7">15 février 2017 = semis céréales de printemps</text:p>
      <text:p text:style-name="P7">15 octobre 2017 = semis céréales d’hiver</text:p>
      <text:p text:style-name="P7"/>
      <text:p text:style-name="P2"/>
      <text:p text:style-name="P4">Question en cours :</text:p>
      <text:p text:style-name="P4">- Tm = tfloraison ? <text:span text:style-name="T11">Non</text:span></text:p>
      <text:p text:style-name="P4">- Rue = rmg ? <text:span text:style-name="T6">Oui</text:span></text:p>
      <text:p text:style-name="P4">- Stock_ini = res ? <text:span text:style-name="T7">Oui </text:span><text:s/>(A voir comment l’approximer sur le Buëch<text:span text:style-name="T7">= voir res a saturation</text:span>)</text:p>
      <text:p text:style-name="P4"/>
      <text:p text:style-name="P4">- Unité de RU <text:span text:style-name="T8">(mm/m) et irri dose (mm qui correspond a l/m2)</text:span></text:p>
      <text:p text:style-name="P4">- Pourc à priori pas utile si pas de calcul de rendement</text:p>
      <text:p text:style-name="P4">- Jrecol non plus <text:span text:style-name="T12">mais mettre une valeure qui gêne pas (en DOY après semis)</text:span></text:p>
      <text:p text:style-name="P4">- Tous les paramètres de stratégie et financiers (à partir de ffe) pas utile</text:p>
      <text:p text:style-name="P4">- <text:span text:style-name="T4">taux pas utile pour prairie/fourrage si enraciement fixe</text:span></text:p>
      <text:p text:style-name="P4"/>
      <text:p text:style-name="P5">Variables à sortir d’Optirrig</text:p>
      <text:p text:style-name="P5">- Maturity signal</text:p>
      <text:p text:style-name="P5">- WSI</text:p>
      <text:p text:style-name="P4"/>
      <text:p text:style-name="P4"><text:span text:style-name="T1">Variables à lire depuis WatASit</text:span>:</text:p>
      <text:p text:style-name="P4">- <text:span text:style-name="T1">Irri dose</text:span></text:p>
      <text:p text:style-name="P4">- Harvest signal <text:span text:style-name="T1">(date)</text:span></text:p>
      <text:p text:style-name="P4"/>
      <text:p text:style-name="P4">Paramètres à ajouter pour les prairies/<text:span text:style-name="T2">fourrages déjà en place</text:span> :</text:p>
      <text:p text:style-name="P4">- LAI<text:span text:style-name="T3">0</text:span> (état de départ non nul), <text:span text:style-name="T3">LAImin (après coupe)</text:span></text:p>
      <text:p text:style-name="P4">- <text:span text:style-name="T10">Date de coupes ?Comme forcage</text:span></text:p>
      <text:p text:style-name="P4"/>
      <text:p text:style-name="P4">_ <text:span text:style-name="T5">Si pluie importante avant départ simu, res = fc * profx * 1000</text:span></text:p>
      <text:p text:style-name="P4"/>
      <text:p text:style-name="P4">-<text:span text:style-name="T9">Jdir et jfir : en DOY après semis</text:span></text:p>
      <text:p text:style-name="P4"/>
      <text:p text:style-name="P6">Note : bd RMQS et BDAT pour trouver des paramètres</text:p>
      <text:p text:style-name="P4"/>
      <text:p text:style-name="P4"/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0:14:26.351251271</meta:creation-date>
    <dc:date>2019-11-19T14:31:55.496700580</dc:date>
    <meta:editing-duration>PT4H17M17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64" meta:character-count="1374" meta:non-whitespace-character-count="1138"/>
  </office:meta>
</office:document-meta>
</file>